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688cm"/>
    </style:style>
    <style:style style:name="Таблица1.B" style:family="table-column">
      <style:table-column-properties style:column-width="9.71cm"/>
    </style:style>
    <style:style style:name="Таблица1.C" style:family="table-column">
      <style:table-column-properties style:column-width="6.61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ac01c" officeooo:paragraph-rsid="001ac01c"/>
    </style:style>
    <style:style style:name="P2" style:family="paragraph" style:parent-style-name="Standard">
      <style:paragraph-properties fo:text-align="justify" style:justify-single-word="false"/>
      <style:text-properties officeooo:rsid="001a342b" officeooo:paragraph-rsid="001a342b"/>
    </style:style>
    <style:style style:name="P3" style:family="paragraph" style:parent-style-name="Standard">
      <style:paragraph-properties fo:text-align="justify" style:justify-single-word="false"/>
      <style:text-properties officeooo:rsid="001bd531" officeooo:paragraph-rsid="001bd531"/>
    </style:style>
    <style:style style:name="P4" style:family="paragraph" style:parent-style-name="Standard">
      <style:paragraph-properties fo:text-align="justify" style:justify-single-word="false"/>
      <style:text-properties officeooo:rsid="001bd531" officeooo:paragraph-rsid="001bfcd6"/>
    </style:style>
    <style:style style:name="P5" style:family="paragraph" style:parent-style-name="Standard">
      <style:paragraph-properties fo:text-align="justify" style:justify-single-word="false"/>
      <style:text-properties officeooo:rsid="001ddd69" officeooo:paragraph-rsid="001ddd69"/>
    </style:style>
    <style:style style:name="P6" style:family="paragraph" style:parent-style-name="Standard">
      <style:paragraph-properties fo:text-align="justify" style:justify-single-word="false"/>
      <style:text-properties officeooo:rsid="001ecaa6" officeooo:paragraph-rsid="001ecaa6"/>
    </style:style>
    <style:style style:name="P7" style:family="paragraph" style:parent-style-name="Standard">
      <style:paragraph-properties fo:text-align="justify" style:justify-single-word="false"/>
      <style:text-properties officeooo:rsid="001ecaa6" officeooo:paragraph-rsid="00238ce2"/>
    </style:style>
    <style:style style:name="P8" style:family="paragraph" style:parent-style-name="Standard">
      <style:paragraph-properties fo:text-align="justify" style:justify-single-word="false"/>
      <style:text-properties officeooo:rsid="001f56fb" officeooo:paragraph-rsid="001f56fb"/>
    </style:style>
    <style:style style:name="P9" style:family="paragraph" style:parent-style-name="Standard">
      <style:paragraph-properties fo:text-align="justify" style:justify-single-word="false"/>
      <style:text-properties officeooo:rsid="00211225" officeooo:paragraph-rsid="00211225"/>
    </style:style>
    <style:style style:name="P10" style:family="paragraph" style:parent-style-name="Standard">
      <style:paragraph-properties fo:text-align="justify" style:justify-single-word="false"/>
      <style:text-properties officeooo:rsid="00211225" officeooo:paragraph-rsid="002162b2"/>
    </style:style>
    <style:style style:name="P11" style:family="paragraph" style:parent-style-name="Standard">
      <style:paragraph-properties fo:text-align="justify" style:justify-single-word="false"/>
      <style:text-properties officeooo:rsid="002162b2" officeooo:paragraph-rsid="002162b2"/>
    </style:style>
    <style:style style:name="P12" style:family="paragraph" style:parent-style-name="Standard">
      <style:paragraph-properties fo:text-align="justify" style:justify-single-word="false"/>
      <style:text-properties officeooo:rsid="002162b2" officeooo:paragraph-rsid="00224914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73696" officeooo:paragraph-rsid="0027369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73696" officeooo:paragraph-rsid="00282061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273696" officeooo:paragraph-rsid="0028206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86fea" officeooo:paragraph-rsid="00286fe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82061" officeooo:paragraph-rsid="0028206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282061" officeooo:paragraph-rsid="0028206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e6326" officeooo:paragraph-rsid="002e632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f61fd" officeooo:paragraph-rsid="002f61f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15adb" officeooo:paragraph-rsid="00315ad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38bc51" officeooo:paragraph-rsid="0038bc5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3979f7" officeooo:paragraph-rsid="003979f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3979f7" officeooo:paragraph-rsid="003b2987" style:font-weight-asian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officeooo:rsid="00282061" officeooo:paragraph-rsid="00282061"/>
    </style:style>
    <style:style style:name="P26" style:family="paragraph" style:parent-style-name="Table_20_Contents">
      <style:paragraph-properties fo:text-align="center" style:justify-single-word="false"/>
      <style:text-properties officeooo:rsid="00282061" officeooo:paragraph-rsid="00282061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82061" officeooo:paragraph-rsid="0028206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282061" officeooo:paragraph-rsid="00282061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979f7" officeooo:paragraph-rsid="003d2170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3979f7" officeooo:paragraph-rsid="003979f7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ed734" officeooo:paragraph-rsid="003ed734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41b9c8" officeooo:paragraph-rsid="0041b9c8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45462d" officeooo:paragraph-rsid="0045462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rsid="001ecaa6" officeooo:paragraph-rsid="001ecaa6"/>
    </style:style>
    <style:style style:name="T1" style:family="text">
      <style:text-properties officeooo:rsid="001ac01c"/>
    </style:style>
    <style:style style:name="T2" style:family="text">
      <style:text-properties officeooo:rsid="001b0c7d"/>
    </style:style>
    <style:style style:name="T3" style:family="text">
      <style:text-properties officeooo:rsid="001bfcd6"/>
    </style:style>
    <style:style style:name="T4" style:family="text">
      <style:text-properties officeooo:rsid="001ecaa6"/>
    </style:style>
    <style:style style:name="T5" style:family="text">
      <style:text-properties officeooo:rsid="001f56fb"/>
    </style:style>
    <style:style style:name="T6" style:family="text">
      <style:text-properties officeooo:rsid="00211225"/>
    </style:style>
    <style:style style:name="T7" style:family="text">
      <style:text-properties officeooo:rsid="002162b2"/>
    </style:style>
    <style:style style:name="T8" style:family="text">
      <style:text-properties officeooo:rsid="00224914"/>
    </style:style>
    <style:style style:name="T9" style:family="text">
      <style:text-properties officeooo:rsid="00238ce2"/>
    </style:style>
    <style:style style:name="T10" style:family="text">
      <style:text-properties officeooo:rsid="00251bc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b2987" style:font-weight-asian="bold" style:font-weight-complex="bold"/>
    </style:style>
    <style:style style:name="T13" style:family="text">
      <style:text-properties officeooo:rsid="002abd59"/>
    </style:style>
    <style:style style:name="T14" style:family="text">
      <style:text-properties officeooo:rsid="002ba072"/>
    </style:style>
    <style:style style:name="T15" style:family="text">
      <style:text-properties officeooo:rsid="0034b31e"/>
    </style:style>
    <style:style style:name="T16" style:family="text">
      <style:text-properties officeooo:rsid="00367c5e"/>
    </style:style>
    <style:style style:name="T17" style:family="text">
      <style:text-properties officeooo:rsid="0038bc51"/>
    </style:style>
    <style:style style:name="T18" style:family="text">
      <style:text-properties officeooo:rsid="003979f7"/>
    </style:style>
    <style:style style:name="T19" style:family="text">
      <style:text-properties officeooo:rsid="003b2987"/>
    </style:style>
    <style:style style:name="T20" style:family="text">
      <style:text-properties officeooo:rsid="003c7f2f"/>
    </style:style>
    <style:style style:name="T21" style:family="text">
      <style:text-properties officeooo:rsid="003ccb62"/>
    </style:style>
    <style:style style:name="T22" style:family="text">
      <style:text-properties officeooo:rsid="003d2170"/>
    </style:style>
    <style:style style:name="T23" style:family="text">
      <style:text-properties officeooo:rsid="003ed734"/>
    </style:style>
    <style:style style:name="T24" style:family="text">
      <style:text-properties officeooo:rsid="003f2a53"/>
    </style:style>
    <style:style style:name="T25" style:family="text">
      <style:text-properties officeooo:rsid="0041b9c8"/>
    </style:style>
    <style:style style:name="T26" style:family="text">
      <style:text-properties officeooo:rsid="0041e8e0"/>
    </style:style>
    <style:style style:name="T27" style:family="text">
      <style:text-properties officeooo:rsid="004413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Вводим в терминале (подпис<text:span text:style-name="T2">и</text:span> к действиям на git):</text:p>
      <text:p text:style-name="P1"><text:tab/>~$ git config --global user.name "Timur Khrustaliov"</text:p>
      <text:p text:style-name="P2"><text:tab/><text:span text:style-name="T1">~$ </text:span>git config --global user.email "<text:a xlink:type="simple" xlink:href="mailto:tilvlur@gmail.com" text:style-name="Internet_20_link" text:visited-style-name="Visited_20_Internet_20_Link">tilvlur@gmail.com</text:a>"</text:p>
      <text:p text:style-name="P3"/>
      <text:p text:style-name="P3">2. Проверить настройки:</text:p>
      <text:p text:style-name="P3"><text:tab/><text:span text:style-name="T1">~$ git config -</text:span>l</text:p>
      <text:p text:style-name="P3"><text:tab/><text:span text:style-name="T3">Файл настроек находится в домашней директории:</text:span></text:p>
      <text:p text:style-name="P4"><text:tab/><text:span text:style-name="T1">~$ .gitconfig</text:span></text:p>
      <text:p text:style-name="P4"/>
      <text:p text:style-name="P5">3. Для того, чтобы git начал отслеживать изменения в <text:span text:style-name="T4">директории</text:span>, создаём базу данных git:</text:p>
      <text:p text:style-name="P5"><text:tab/><text:span text:style-name="T4">~$ mkdir myproject</text:span></text:p>
      <text:p text:style-name="P5"><text:tab/><text:span text:style-name="T4">~$ cd myproject</text:span></text:p>
      <text:p text:style-name="P6"><text:tab/>~$ git init . <text:span text:style-name="T25">—</text:span> инициализиция git в данной директории (точка — то же самое, что и /home/user/myproject/)</text:p>
      <text:p text:style-name="P6"><text:tab/><text:span text:style-name="T25">~$ git init git_stady — инициализация git в папке git_stady</text:span></text:p>
      <text:p text:style-name="P6"/>
      <text:p text:style-name="P6">*****<text:span text:style-name="T5">Теперь директория myproject отслеживается git<text:tab/>*****</text:span></text:p>
      <text:p text:style-name="P6"/>
      <text:p text:style-name="P8">4. Чтобы понять, что сейчас происходит в отслеживаемой директории:</text:p>
      <text:p text:style-name="P8"><text:tab/><text:span text:style-name="T4">~$ </text:span>git status</text:p>
      <text:p text:style-name="P8"><text:tab/><text:span text:style-name="T6">Если добавить новые файлы в отслеживаемую директорию и вызвать git status, то git выведет сообщение о том, что есть неотслеживаемые файлы.</text:span></text:p>
      <text:p text:style-name="P8"/>
      <text:p text:style-name="P9">5. Если состояние директории нас устраивает, с учётом добавленных или изменённых файлов, то нужно сделать «снимок» состояния директории:</text:p>
      <text:p text:style-name="P10"><text:tab/>~$ git add * <text:span text:style-name="T4">—</text:span> <text:span text:style-name="T7">звёздочка или точка, говорит о том, что мы добавляем в снимок все файлы директории</text:span></text:p>
      <text:p text:style-name="P10"><text:tab/><text:span text:style-name="T7">или</text:span></text:p>
      <text:p text:style-name="P10"><text:tab/>~$ git add <text:span text:style-name="T7">file1.txt — если мы хотим закоммитить только файл 1.</text:span></text:p>
      <text:p text:style-name="P10"/>
      <text:p text:style-name="P11">6. Добавляем <text:span text:style-name="T10">снимок директории</text:span> <text:span text:style-name="T10">(</text:span>подготовленные (staging) файлы<text:span text:style-name="T10">)</text:span> в базу данных git:</text:p>
      <text:p text:style-name="P12"><text:tab/>~$ git commit -m «My Initial commit, this is Version1.0» — <text:span text:style-name="T6">всегда добаляем message </text:span>-m «<text:span text:style-name="T8">Комментарий</text:span>»</text:p>
      <text:p text:style-name="P12"/>
      <text:p text:style-name="P7">*****<text:span text:style-name="T9">Снимок директории сделан*****</text:span></text:p>
      <text:p text:style-name="P7"/>
      <text:p text:style-name="P13">7. Стадии отслеживания git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№</text:p>
          </table:table-cell>
          <table:table-cell table:style-name="Таблица1.A1" office:value-type="string">
            <text:p text:style-name="P27">Действие с файлом/папкой</text:p>
          </table:table-cell>
          <table:table-cell table:style-name="Таблица1.C1" office:value-type="string">
            <text:p text:style-name="P27">Стадия отслеживания</text:p>
          </table:table-cell>
        </table:table-row>
        <table:table-row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14">echo «HelloGit» &gt; file.txt</text:p>
          </table:table-cell>
          <table:table-cell table:style-name="Таблица1.C2" office:value-type="string">
            <text:p text:style-name="P15">Untracked</text:p>
          </table:table-cell>
        </table:table-row>
        <table:table-row>
          <table:table-cell table:style-name="Таблица1.A2" office:value-type="string">
            <text:p text:style-name="P26">2</text:p>
          </table:table-cell>
          <table:table-cell table:style-name="Таблица1.A2" office:value-type="string">
            <text:p text:style-name="P14">git add file.txt</text:p>
          </table:table-cell>
          <table:table-cell table:style-name="Таблица1.C2" office:value-type="string">
            <text:p text:style-name="P15">Staged</text:p>
          </table:table-cell>
        </table:table-row>
        <table:table-row>
          <table:table-cell table:style-name="Таблица1.A2" office:value-type="string">
            <text:p text:style-name="P26">3</text:p>
          </table:table-cell>
          <table:table-cell table:style-name="Таблица1.A2" office:value-type="string">
            <text:p text:style-name="P17">git commit -m «Vercion1.0»</text:p>
          </table:table-cell>
          <table:table-cell table:style-name="Таблица1.C2" office:value-type="string">
            <text:p text:style-name="P18">Copy in Local Repository</text:p>
          </table:table-cell>
        </table:table-row>
        <table:table-row>
          <table:table-cell table:style-name="Таблица1.A2" office:value-type="string">
            <text:p text:style-name="P26">4</text:p>
          </table:table-cell>
          <table:table-cell table:style-name="Таблица1.A2" office:value-type="string">
            <text:p text:style-name="P25">git push</text:p>
          </table:table-cell>
          <table:table-cell table:style-name="Таблица1.C2" office:value-type="string">
            <text:p text:style-name="P28">Copy in Remote Repository</text:p>
          </table:table-cell>
        </table:table-row>
      </table:table>
      <text:p text:style-name="P13"/>
      <text:p text:style-name="P16">8. Отображение commits:</text:p>
      <text:p text:style-name="P16"><text:tab/>~$ git log — <text:span text:style-name="T13">всех</text:span></text:p>
      <text:p text:style-name="P16"><text:tab/><text:span text:style-name="T13">~$ git log -1 — последнего</text:span></text:p>
      <text:p text:style-name="P16"><text:tab/><text:span text:style-name="T14">~$ git log -1 -p — отображение подробной информации об изменении</text:span></text:p>
      <text:p text:style-name="P16"/>
      <text:p text:style-name="P19">9. Отмена изменений:</text:p>
      <text:p text:style-name="P19"><text:tab/>~$ git checkout — file1.txt</text:p>
      <text:p text:style-name="P19"><text:soft-page-break/></text:p>
      <text:p text:style-name="P20">10. Отображение разницы между staged и последним commit <text:span text:style-name="T16">(то, что в последствии будет отражено по команде git log</text:span> <text:span text:style-name="T15">(используется не часто)</text:span>:</text:p>
      <text:p text:style-name="P20"><text:tab/>~$ git diff —staged</text:p>
      <text:p text:style-name="P20"/>
      <text:p text:style-name="P21">11. Чтобы git не реагировал на какие либо файлы/папки — создать в директории файл .gitigmore и добавить в него необходимые файлы/папки:<text:line-break/><text:tab/>file.log</text:p>
      <text:p text:style-name="P21"><text:tab/>*.log</text:p>
      <text:p text:style-name="P21"><text:tab/>logs/</text:p>
      <text:p text:style-name="P21"><text:tab/>file1.txt</text:p>
      <text:p text:style-name="P21"/>
      <text:p text:style-name="P21">*****<text:span text:style-name="T17">Github*****</text:span></text:p>
      <text:p text:style-name="P21"/>
      <text:p text:style-name="P22">12. Кликаем по котику → создаём новую папку → переходим в неё → кнопка «Clone or download»:</text:p>
      <text:p text:style-name="P22"><text:tab/>- <text:span text:style-name="T18">можно скачать zip-архив</text:span></text:p>
      <text:p text:style-name="P22"><text:tab/>- <text:span text:style-name="T18">можно ссылку https</text:span></text:p>
      <text:p text:style-name="P22"><text:tab/>- <text:span text:style-name="T18">можно ссылку ssh</text:span></text:p>
      <text:p text:style-name="P22"/>
      <text:p text:style-name="P23">13. <text:span text:style-name="T12">HTTPS</text:span><text:span text:style-name="T19">. </text:span>В заранее определённой папке на компьютере:</text:p>
      <text:p text:style-name="P23"><text:tab/>~$ git clone <text:a xlink:type="simple" xlink:href="https://github.com/tilvlur/mysuperproject1.git" text:style-name="Internet_20_link" text:visited-style-name="Visited_20_Internet_20_Link">https://github.com/tilvlur/mysuperproject1.git</text:a> — https-ссылка</text:p>
      <text:p text:style-name="P23"><text:tab/>В папку на компьютере скачается и синхронизируется папка из github</text:p>
      <text:p text:style-name="P23"/>
      <text:p text:style-name="P24">1<text:span text:style-name="T19">4</text:span>. <text:span text:style-name="T12">SSH</text:span>:</text:p>
      <text:p text:style-name="P24"><text:tab/>- <text:span text:style-name="T19">на сайте → settings → SSH and GPG keys → New ssh key → добавляем публичный ключ</text:span></text:p>
      <text:p text:style-name="P24"><text:tab/>- <text:span text:style-name="T20">для перехода с HTTPS на SSH либо удаляем старую папку и новую качаем с помощью ssh, либо:</text:span></text:p>
      <text:p text:style-name="P24"><text:tab/>- <text:span text:style-name="T21">git remote -v — посмотреть какая ссылка установлена</text:span></text:p>
      <text:p text:style-name="P24"><text:tab/>- <text:span text:style-name="T21">git remote set-url origin </text:span><text:a xlink:type="simple" xlink:href="mailto:git@github.com" text:style-name="Internet_20_link" text:visited-style-name="Visited_20_Internet_20_Link"><text:span text:style-name="T21">git@github.com</text:span></text:a><text:span text:style-name="T21">:tilvlur/mysuperproject1.git — замена на ssh-ссылку</text:span></text:p>
      <text:p text:style-name="P29"><text:tab/>~$ git clone <text:a xlink:type="simple" xlink:href="mailto:git@github.com" text:style-name="Internet_20_link" text:visited-style-name="Visited_20_Internet_20_Link"><text:span text:style-name="T21">git@github.com</text:span></text:a><text:span text:style-name="T21">:tilvlur/mysuperproject1.git</text:span> — <text:span text:style-name="T22">ssh</text:span>-ссылка</text:p>
      <text:p text:style-name="P24"><text:tab/>В папку на компьютере скачается и синхронизируется папка из github</text:p>
      <text:p text:style-name="P23"/>
      <text:p text:style-name="P23">1<text:span text:style-name="T19">5</text:span>. Поработав в папке:</text:p>
      <text:p text:style-name="P23"><text:tab/>~$ git push origin — отправить изменения на github</text:p>
      <text:p text:style-name="P23"/>
      <text:p text:style-name="P23">*****<text:span text:style-name="T23">Ветвления*****</text:span></text:p>
      <text:p text:style-name="P23"/>
      <text:p text:style-name="P31"><text:span text:style-name="T11">Золотое правило:</text:span> commits не делаются в master-branch (золотая копия)! Возможен только первый <text:tab/>initial commit.</text:p>
      <text:p text:style-name="P31"/>
      <text:p text:style-name="P31">16. Master (золотая копия) → v1 → v2 → v3 (имеется 3 варианта золотой копии), далее решили внести изменения:</text:p>
      <text:p text:style-name="P31">16.1. fix_error (branch) → v1 → v2 → v3 (копия master branch) → поработали → получили на выходе <text:span text:style-name="T24">v4 → делаем запрос на marge с master brabch → v4 присоединяется к master branch → fix erro branch можно удалять.</text:span></text:p>
      <text:p text:style-name="P31"/>
      <text:p text:style-name="P32">17. Создание, просмотр ветвей (branches), переключение между ветвями <text:span text:style-name="T27">и их удаление</text:span>:</text:p>
      <text:p text:style-name="P32"><text:tab/>~$ git branch fix_er — создаст ветвь fix_er.</text:p>
      <text:p text:style-name="P32"><text:tab/>~$ git branch — отобразит ветви и ветвь, на которой мы находимся.</text:p>
      <text:p text:style-name="P32"><text:tab/><text:span text:style-name="T26">~$ git checkout fix_error - перейти на ветвь fix_error.</text:span></text:p>
      <text:p text:style-name="P33"><text:soft-page-break/><text:tab/>~$ git branch -d fix_error — удалить ветвь fix_error (предварительно перейти на другую ветв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1:20:54.848899988</meta:creation-date>
    <dc:date>2020-05-31T18:55:54.593452820</dc:date>
    <meta:editing-duration>PT2H24M29S</meta:editing-duration>
    <meta:editing-cycles>29</meta:editing-cycles>
    <meta:generator>LibreOffice/6.0.7.3$Linux_X86_64 LibreOffice_project/00m0$Build-3</meta:generator>
    <meta:document-statistic meta:table-count="1" meta:image-count="0" meta:object-count="0" meta:page-count="3" meta:paragraph-count="77" meta:word-count="574" meta:character-count="3756" meta:non-whitespace-character-count="3201"/>
  </office:meta>
</office:document-meta>
</file>